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language="en" fo:country="US" fo:font-weight="bold" style:font-weight-asian="bold" style:font-weight-complex="bold"/>
    </style:style>
    <style:style style:name="ce3" style:family="table-cell" style:parent-style-name="Default" style:data-style-name="N109"/>
  </office:automatic-styles>
  <office:body>
    <office:spreadsheet>
      <table:table table:name="Probability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Account Number</text:p>
          </table:table-cell>
          <table:table-cell table:style-name="ce2" office:value-type="string" calcext:value-type="string">
            <text:p>Probability Surname</text:p>
          </table:table-cell>
          <table:table-cell table:style-name="ce1" office:value-type="string" calcext:value-type="string">
            <text:p>Probability City</text:p>
          </table:table-cell>
          <table:table-cell table:style-name="ce1" office:value-type="string" calcext:value-type="string">
            <text:p>Probability Ac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L61 1090 1014 0000 0712 1981 2874</text:p>
          </table:table-cell>
          <table:table-cell table:formula="of:=COUNTIFS([.B$2:.B$21];[.B2])/COUNTA([.B$2:.B$21])" office:value-type="float" office:value="0.3" calcext:value-type="float">
            <text:p>0,300</text:p>
          </table:table-cell>
          <table:table-cell table:style-name="ce3" table:formula="of:=COUNTIFS([.C$2:.C$21];[.C2])/COUNTA([.C$2:.C$21])" office:value-type="float" office:value="0.5" calcext:value-type="float">
            <text:p>0,500</text:p>
          </table:table-cell>
          <table:table-cell table:style-name="ce3" table:formula="of:=COUNTIFS([.D$2:.D$21];[.D2])/COUNTA([.D$2:.D$21])" office:value-type="float" office:value="0.4" calcext:value-type="float">
            <text:p>0,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Wasaw</text:p>
          </table:table-cell>
          <table:table-cell office:value-type="string" calcext:value-type="string">
            <text:p>PL61 1090 1014 0000 0712 1981 2874</text:p>
          </table:table-cell>
          <table:table-cell table:formula="of:=COUNTIFS([.B$2:.B$21];[.B3])/COUNTA([.B$2:.B$21])" office:value-type="float" office:value="0.3" calcext:value-type="float">
            <text:p>0,300</text:p>
          </table:table-cell>
          <table:table-cell table:style-name="ce3" table:formula="of:=COUNTIFS([.C$2:.C$21];[.C3])/COUNTA([.C$2:.C$21])" office:value-type="float" office:value="0.05" calcext:value-type="float">
            <text:p>0,050</text:p>
          </table:table-cell>
          <table:table-cell table:style-name="ce3" table:formula="of:=COUNTIFS([.D$2:.D$21];[.D3])/COUNTA([.D$2:.D$21])" office:value-type="float" office:value="0.4" calcext:value-type="float">
            <text:p>0,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PL61 1090 1014 0000 0712 1981 2874</text:p>
          </table:table-cell>
          <table:table-cell table:formula="of:=COUNTIFS([.B$2:.B$21];[.B4])/COUNTA([.B$2:.B$21])" office:value-type="float" office:value="0.3" calcext:value-type="float">
            <text:p>0,300</text:p>
          </table:table-cell>
          <table:table-cell table:style-name="ce3" table:formula="of:=COUNTIFS([.C$2:.C$21];[.C4])/COUNTA([.C$2:.C$21])" office:value-type="float" office:value="0.25" calcext:value-type="float">
            <text:p>0,250</text:p>
          </table:table-cell>
          <table:table-cell table:style-name="ce3" table:formula="of:=COUNTIFS([.D$2:.D$21];[.D4])/COUNTA([.D$2:.D$21])" office:value-type="float" office:value="0.4" calcext:value-type="float">
            <text:p>0,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L61 1090 1014 0000 0712 1981 2874</text:p>
          </table:table-cell>
          <table:table-cell table:formula="of:=COUNTIFS([.B$2:.B$21];[.B5])/COUNTA([.B$2:.B$21])" office:value-type="float" office:value="0.3" calcext:value-type="float">
            <text:p>0,300</text:p>
          </table:table-cell>
          <table:table-cell table:style-name="ce3" table:formula="of:=COUNTIFS([.C$2:.C$21];[.C5])/COUNTA([.C$2:.C$21])" office:value-type="float" office:value="0.5" calcext:value-type="float">
            <text:p>0,500</text:p>
          </table:table-cell>
          <table:table-cell table:style-name="ce3" table:formula="of:=COUNTIFS([.D$2:.D$21];[.D5])/COUNTA([.D$2:.D$21])" office:value-type="float" office:value="0.4" calcext:value-type="float">
            <text:p>0,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L61 1090 1014 0000 0712 1981 2874</text:p>
          </table:table-cell>
          <table:table-cell table:formula="of:=COUNTIFS([.B$2:.B$21];[.B6])/COUNTA([.B$2:.B$21])" office:value-type="float" office:value="0.2" calcext:value-type="float">
            <text:p>0,200</text:p>
          </table:table-cell>
          <table:table-cell table:style-name="ce3" table:formula="of:=COUNTIFS([.C$2:.C$21];[.C6])/COUNTA([.C$2:.C$21])" office:value-type="float" office:value="0.5" calcext:value-type="float">
            <text:p>0,500</text:p>
          </table:table-cell>
          <table:table-cell table:style-name="ce3" table:formula="of:=COUNTIFS([.D$2:.D$21];[.D6])/COUNTA([.D$2:.D$21])" office:value-type="float" office:value="0.4" calcext:value-type="float">
            <text:p>0,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owaski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PL61 1090 1014 0000 5687 1981 1234</text:p>
          </table:table-cell>
          <table:table-cell table:formula="of:=COUNTIFS([.B$2:.B$21];[.B7])/COUNTA([.B$2:.B$21])" office:value-type="float" office:value="0.05" calcext:value-type="float">
            <text:p>0,050</text:p>
          </table:table-cell>
          <table:table-cell table:style-name="ce3" table:formula="of:=COUNTIFS([.C$2:.C$21];[.C7])/COUNTA([.C$2:.C$21])" office:value-type="float" office:value="0.25" calcext:value-type="float">
            <text:p>0,250</text:p>
          </table:table-cell>
          <table:table-cell table:style-name="ce3" table:formula="of:=COUNTIFS([.D$2:.D$21];[.D7])/COUNTA([.D$2:.D$21])" office:value-type="float" office:value="0.55" calcext:value-type="float">
            <text:p>0,5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L61 1090 1014 0000 5687 1981 1234</text:p>
          </table:table-cell>
          <table:table-cell table:formula="of:=COUNTIFS([.B$2:.B$21];[.B8])/COUNTA([.B$2:.B$21])" office:value-type="float" office:value="0.2" calcext:value-type="float">
            <text:p>0,200</text:p>
          </table:table-cell>
          <table:table-cell table:style-name="ce3" table:formula="of:=COUNTIFS([.C$2:.C$21];[.C8])/COUNTA([.C$2:.C$21])" office:value-type="float" office:value="0.5" calcext:value-type="float">
            <text:p>0,500</text:p>
          </table:table-cell>
          <table:table-cell table:style-name="ce3" table:formula="of:=COUNTIFS([.D$2:.D$21];[.D8])/COUNTA([.D$2:.D$21])" office:value-type="float" office:value="0.55" calcext:value-type="float">
            <text:p>0,5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owalsk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L61 1090 1014 0000 5687 1981 1234</text:p>
          </table:table-cell>
          <table:table-cell table:formula="of:=COUNTIFS([.B$2:.B$21];[.B9])/COUNTA([.B$2:.B$21])" office:value-type="float" office:value="0.1" calcext:value-type="float">
            <text:p>0,100</text:p>
          </table:table-cell>
          <table:table-cell table:style-name="ce3" table:formula="of:=COUNTIFS([.C$2:.C$21];[.C9])/COUNTA([.C$2:.C$21])" office:value-type="float" office:value="0.5" calcext:value-type="float">
            <text:p>0,500</text:p>
          </table:table-cell>
          <table:table-cell table:style-name="ce3" table:formula="of:=COUNTIFS([.D$2:.D$21];[.D9])/COUNTA([.D$2:.D$21])" office:value-type="float" office:value="0.55" calcext:value-type="float">
            <text:p>0,5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wk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PL61 1090 1014 0000 0712 1981 2874</text:p>
          </table:table-cell>
          <table:table-cell table:formula="of:=COUNTIFS([.B$2:.B$21];[.B10])/COUNTA([.B$2:.B$21])" office:value-type="float" office:value="0.05" calcext:value-type="float">
            <text:p>0,050</text:p>
          </table:table-cell>
          <table:table-cell table:style-name="ce3" table:formula="of:=COUNTIFS([.C$2:.C$21];[.C10])/COUNTA([.C$2:.C$21])" office:value-type="float" office:value="0.25" calcext:value-type="float">
            <text:p>0,250</text:p>
          </table:table-cell>
          <table:table-cell table:style-name="ce3" table:formula="of:=COUNTIFS([.D$2:.D$21];[.D10])/COUNTA([.D$2:.D$21])" office:value-type="float" office:value="0.4" calcext:value-type="float">
            <text:p>0,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L61 1090 1014 0000 0712 1981 2874</text:p>
          </table:table-cell>
          <table:table-cell table:formula="of:=COUNTIFS([.B$2:.B$21];[.B11])/COUNTA([.B$2:.B$21])" office:value-type="float" office:value="0.3" calcext:value-type="float">
            <text:p>0,300</text:p>
          </table:table-cell>
          <table:table-cell table:style-name="ce3" table:formula="of:=COUNTIFS([.C$2:.C$21];[.C11])/COUNTA([.C$2:.C$21])" office:value-type="float" office:value="0.5" calcext:value-type="float">
            <text:p>0,500</text:p>
          </table:table-cell>
          <table:table-cell table:style-name="ce3" table:formula="of:=COUNTIFS([.D$2:.D$21];[.D11])/COUNTA([.D$2:.D$21])" office:value-type="float" office:value="0.4" calcext:value-type="float">
            <text:p>0,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L61 1090 1014 0000 0712 1981 2874</text:p>
          </table:table-cell>
          <table:table-cell table:formula="of:=COUNTIFS([.B$2:.B$21];[.B12])/COUNTA([.B$2:.B$21])" office:value-type="float" office:value="0.2" calcext:value-type="float">
            <text:p>0,200</text:p>
          </table:table-cell>
          <table:table-cell table:style-name="ce3" table:formula="of:=COUNTIFS([.C$2:.C$21];[.C12])/COUNTA([.C$2:.C$21])" office:value-type="float" office:value="0.5" calcext:value-type="float">
            <text:p>0,500</text:p>
          </table:table-cell>
          <table:table-cell table:style-name="ce3" table:formula="of:=COUNTIFS([.D$2:.D$21];[.D12])/COUNTA([.D$2:.D$21])" office:value-type="float" office:value="0.4" calcext:value-type="float">
            <text:p>0,4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PL61 1090 1014 0000 5687 1981 1234</text:p>
          </table:table-cell>
          <table:table-cell table:formula="of:=COUNTIFS([.B$2:.B$21];[.B13])/COUNTA([.B$2:.B$21])" office:value-type="float" office:value="0.2" calcext:value-type="float">
            <text:p>0,200</text:p>
          </table:table-cell>
          <table:table-cell table:style-name="ce3" table:formula="of:=COUNTIFS([.C$2:.C$21];[.C13])/COUNTA([.C$2:.C$21])" office:value-type="float" office:value="0.25" calcext:value-type="float">
            <text:p>0,250</text:p>
          </table:table-cell>
          <table:table-cell table:style-name="ce3" table:formula="of:=COUNTIFS([.D$2:.D$21];[.D13])/COUNTA([.D$2:.D$21])" office:value-type="float" office:value="0.55" calcext:value-type="float">
            <text:p>0,5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L61 1090 1014 0000 5687 1981 1234</text:p>
          </table:table-cell>
          <table:table-cell table:formula="of:=COUNTIFS([.B$2:.B$21];[.B14])/COUNTA([.B$2:.B$21])" office:value-type="float" office:value="0.3" calcext:value-type="float">
            <text:p>0,300</text:p>
          </table:table-cell>
          <table:table-cell table:style-name="ce3" table:formula="of:=COUNTIFS([.C$2:.C$21];[.C14])/COUNTA([.C$2:.C$21])" office:value-type="float" office:value="0.5" calcext:value-type="float">
            <text:p>0,500</text:p>
          </table:table-cell>
          <table:table-cell table:style-name="ce3" table:formula="of:=COUNTIFS([.D$2:.D$21];[.D14])/COUNTA([.D$2:.D$21])" office:value-type="float" office:value="0.55" calcext:value-type="float">
            <text:p>0,5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L61 1090 1014 0000 5687 1981 1234</text:p>
          </table:table-cell>
          <table:table-cell table:formula="of:=COUNTIFS([.B$2:.B$21];[.B15])/COUNTA([.B$2:.B$21])" office:value-type="float" office:value="0.25" calcext:value-type="float">
            <text:p>0,250</text:p>
          </table:table-cell>
          <table:table-cell table:style-name="ce3" table:formula="of:=COUNTIFS([.C$2:.C$21];[.C15])/COUNTA([.C$2:.C$21])" office:value-type="float" office:value="0.5" calcext:value-type="float">
            <text:p>0,500</text:p>
          </table:table-cell>
          <table:table-cell table:style-name="ce3" table:formula="of:=COUNTIFS([.D$2:.D$21];[.D15])/COUNTA([.D$2:.D$21])" office:value-type="float" office:value="0.55" calcext:value-type="float">
            <text:p>0,5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PL61 1090 1014 0000 5687 1981 1234</text:p>
          </table:table-cell>
          <table:table-cell table:formula="of:=COUNTIFS([.B$2:.B$21];[.B16])/COUNTA([.B$2:.B$21])" office:value-type="float" office:value="0.25" calcext:value-type="float">
            <text:p>0,250</text:p>
          </table:table-cell>
          <table:table-cell table:style-name="ce3" table:formula="of:=COUNTIFS([.C$2:.C$21];[.C16])/COUNTA([.C$2:.C$21])" office:value-type="float" office:value="0.25" calcext:value-type="float">
            <text:p>0,250</text:p>
          </table:table-cell>
          <table:table-cell table:style-name="ce3" table:formula="of:=COUNTIFS([.D$2:.D$21];[.D16])/COUNTA([.D$2:.D$21])" office:value-type="float" office:value="0.55" calcext:value-type="float">
            <text:p>0,5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mih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PL61 1090 1014 0000 0702 1981 2874</text:p>
          </table:table-cell>
          <table:table-cell table:formula="of:=COUNTIFS([.B$2:.B$21];[.B17])/COUNTA([.B$2:.B$21])" office:value-type="float" office:value="0.05" calcext:value-type="float">
            <text:p>0,050</text:p>
          </table:table-cell>
          <table:table-cell table:style-name="ce3" table:formula="of:=COUNTIFS([.C$2:.C$21];[.C17])/COUNTA([.C$2:.C$21])" office:value-type="float" office:value="0.15" calcext:value-type="float">
            <text:p>0,150</text:p>
          </table:table-cell>
          <table:table-cell table:style-name="ce3" table:formula="of:=COUNTIFS([.D$2:.D$21];[.D17])/COUNTA([.D$2:.D$21])" office:value-type="float" office:value="0.05" calcext:value-type="float">
            <text:p>0,0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PL61 1090 1014 0000 5687 1981 1234</text:p>
          </table:table-cell>
          <table:table-cell table:formula="of:=COUNTIFS([.B$2:.B$21];[.B18])/COUNTA([.B$2:.B$21])" office:value-type="float" office:value="0.25" calcext:value-type="float">
            <text:p>0,250</text:p>
          </table:table-cell>
          <table:table-cell table:style-name="ce3" table:formula="of:=COUNTIFS([.C$2:.C$21];[.C18])/COUNTA([.C$2:.C$21])" office:value-type="float" office:value="0.15" calcext:value-type="float">
            <text:p>0,150</text:p>
          </table:table-cell>
          <table:table-cell table:style-name="ce3" table:formula="of:=COUNTIFS([.D$2:.D$21];[.D18])/COUNTA([.D$2:.D$21])" office:value-type="float" office:value="0.55" calcext:value-type="float">
            <text:p>0,5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walsk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PL61 1090 1014 0000 5687 1981 1234</text:p>
          </table:table-cell>
          <table:table-cell table:formula="of:=COUNTIFS([.B$2:.B$21];[.B19])/COUNTA([.B$2:.B$21])" office:value-type="float" office:value="0.1" calcext:value-type="float">
            <text:p>0,100</text:p>
          </table:table-cell>
          <table:table-cell table:style-name="ce3" table:formula="of:=COUNTIFS([.C$2:.C$21];[.C19])/COUNTA([.C$2:.C$21])" office:value-type="float" office:value="0.05" calcext:value-type="float">
            <text:p>0,050</text:p>
          </table:table-cell>
          <table:table-cell table:style-name="ce3" table:formula="of:=COUNTIFS([.D$2:.D$21];[.D19])/COUNTA([.D$2:.D$21])" office:value-type="float" office:value="0.55" calcext:value-type="float">
            <text:p>0,5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PL61 1090 1014 0000 5687 1981 1234</text:p>
          </table:table-cell>
          <table:table-cell table:formula="of:=COUNTIFS([.B$2:.B$21];[.B20])/COUNTA([.B$2:.B$21])" office:value-type="float" office:value="0.25" calcext:value-type="float">
            <text:p>0,250</text:p>
          </table:table-cell>
          <table:table-cell table:style-name="ce3" table:formula="of:=COUNTIFS([.C$2:.C$21];[.C20])/COUNTA([.C$2:.C$21])" office:value-type="float" office:value="0.15" calcext:value-type="float">
            <text:p>0,150</text:p>
          </table:table-cell>
          <table:table-cell table:style-name="ce3" table:formula="of:=COUNTIFS([.D$2:.D$21];[.D20])/COUNTA([.D$2:.D$21])" office:value-type="float" office:value="0.55" calcext:value-type="float">
            <text:p>0,5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L61 1090 1014 0000 5687 1981 1234</text:p>
          </table:table-cell>
          <table:table-cell table:formula="of:=COUNTIFS([.B$2:.B$21];[.B21])/COUNTA([.B$2:.B$21])" office:value-type="float" office:value="0.25" calcext:value-type="float">
            <text:p>0,250</text:p>
          </table:table-cell>
          <table:table-cell table:style-name="ce3" table:formula="of:=COUNTIFS([.C$2:.C$21];[.C21])/COUNTA([.C$2:.C$21])" office:value-type="float" office:value="0.5" calcext:value-type="float">
            <text:p>0,500</text:p>
          </table:table-cell>
          <table:table-cell table:style-name="ce3" table:formula="of:=COUNTIFS([.D$2:.D$21];[.D21])/COUNTA([.D$2:.D$21])" office:value-type="float" office:value="0.55" calcext:value-type="float">
            <text:p>0,550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Probability.A1:Probability.G21" table:display-filter-buttons="true">
          <table:filter>
            <table:filter-and>
              <table:filter-condition table:field-number="4" table:data-type="number" table:value="67" table:operator="!empty"/>
              <table:filter-condition table:field-number="5" table:data-type="number" table:value="67" table:operator="!empty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  <draw:marker draw:name="Arrowhead_20_1" draw:display-name="Arrowhead 1" svg:viewBox="-100 -100 200 200" svg:d="M100 0c0 18-4 34-13 50s-21 27-37 37-32 13-50 13-34-4-50-13-27-21-37-37-13-32-13-50 4-34 13-50 21-27 37-37 32-13 50-13 34 4 50 13 27 21 37 37 13 32 13 50z"/>
    <draw:marker draw:name="Arrowhead_20_2" draw:display-name="Arrowhead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.00.0000</text:date>, <text:time style:data-style-name="N2" text:time-value="21:47:58.74407599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l Sorokosz</meta:initial-creator>
    <meta:creation-date>2016-11-17T19:42:31</meta:creation-date>
    <meta:generator>LibreOffice/4.2.8.2$Linux_X86_64 LibreOffice_project/420m0$Build-2</meta:generator>
    <dc:date>2017-03-24T23:29:38.448037399</dc:date>
    <meta:editing-duration>PT4H56M56S</meta:editing-duration>
    <meta:editing-cycles>20</meta:editing-cycles>
    <meta:document-statistic meta:table-count="1" meta:cell-count="147" meta:object-count="0"/>
  </office:meta>
</office:document-meta>
</file>